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24-09-05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20-01-14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8-05-17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1-04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28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14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26 1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05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17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3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02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27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27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9-11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8-01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2-06-15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1-08-22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10-07-27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09-07-21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08-08-23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06-08-1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2005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1998-09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1998-05-1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1997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215093481001</text:p>
          </table:table-cell>
          <table:table-cell office:value-type="string" calcext:value-type="string">
            <text:p>1997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36" meta:object-count="0"/>
    <meta:user-defined meta:name="AppVersion">3.0</meta:user-defined>
  </office:meta>
</office:document-meta>
</file>